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4f3a" officeooo:paragraph-rsid="00134f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e 1:</text:p>
      <text:p text:style-name="P1">XXXX</text:p>
      <text:p text:style-name="P1"/>
      <text:p text:style-name="P1">Cliente 2:</text:p>
      <text:p text:style-name="P1">GDSGDSF</text:p>
      <text:p text:style-name="P1"/>
      <text:p text:style-name="P1">Cliente 3:</text:p>
      <text:p text:style-name="P1">GDGDGD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18:08:38.008000000</meta:creation-date>
    <meta:generator>LibreOffice/7.4.2.3$Windows_X86_64 LibreOffice_project/382eef1f22670f7f4118c8c2dd222ec7ad009daf</meta:generator>
    <dc:date>2024-09-11T18:09:12.983000000</dc:date>
    <meta:editing-duration>PT35S</meta:editing-duration>
    <meta:editing-cycles>1</meta:editing-cycles>
    <meta:document-statistic meta:table-count="0" meta:image-count="0" meta:object-count="0" meta:page-count="1" meta:paragraph-count="6" meta:word-count="9" meta:character-count="48" meta:non-whitespace-character-count="45"/>
  </office:meta>
</office:document-meta>
</file>